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SIN(RADIANS([.A1]))*2048+2048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RADIANS([.A2]))*2048+2048" office:value-type="float" office:value="2083.74252838356" calcext:value-type="float">
            <text:p>2083,74252838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IN(RADIANS([.A3]))*2048+2048" office:value-type="float" office:value="2119.47416924672" calcext:value-type="float">
            <text:p>2119,47416924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IN(RADIANS([.A4]))*2048+2048" office:value-type="float" office:value="2155.18403838555" calcext:value-type="float">
            <text:p>2155,18403838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IN(RADIANS([.A5]))*2048+2048" office:value-type="float" office:value="2190.86125822797" calcext:value-type="float">
            <text:p>2190,8612582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IN(RADIANS([.A6]))*2048+2048" office:value-type="float" office:value="2226.4949611472" calcext:value-type="float">
            <text:p>2226,49496114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IN(RADIANS([.A7]))*2048+2048" office:value-type="float" office:value="2262.07429277215" calcext:value-type="float">
            <text:p>2262,07429277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IN(RADIANS([.A8]))*2048+2048" office:value-type="float" office:value="2297.58841529374" calcext:value-type="float">
            <text:p>2297,58841529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IN(RADIANS([.A9]))*2048+2048" office:value-type="float" office:value="2333.02651076621" calcext:value-type="float">
            <text:p>2333,02651076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IN(RADIANS([.A10]))*2048+2048" office:value-type="float" office:value="2368.37778440239" calcext:value-type="float">
            <text:p>2368,3777844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IN(RADIANS([.A11]))*2048+2048" office:value-type="float" office:value="2403.63146786187" calcext:value-type="float">
            <text:p>2403,63146786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IN(RADIANS([.A12]))*2048+2048" office:value-type="float" office:value="2438.77682253116" calcext:value-type="float">
            <text:p>2438,77682253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IN(RADIANS([.A13]))*2048+2048" office:value-type="float" office:value="2473.80314279477" calcext:value-type="float">
            <text:p>2473,80314279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IN(RADIANS([.A14]))*2048+2048" office:value-type="float" office:value="2508.69975929624" calcext:value-type="float">
            <text:p>2508,69975929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IN(RADIANS([.A15]))*2048+2048" office:value-type="float" office:value="2543.45604218812" calcext:value-type="float">
            <text:p>2543,45604218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IN(RADIANS([.A16]))*2048+2048" office:value-type="float" office:value="2578.06140436996" calcext:value-type="float">
            <text:p>2578,061404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IN(RADIANS([.A17]))*2048+2048" office:value-type="float" office:value="2612.50530471321" calcext:value-type="float">
            <text:p>2612,50530471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IN(RADIANS([.A18]))*2048+2048" office:value-type="float" office:value="2646.77725127216" calcext:value-type="float">
            <text:p>2646,77725127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IN(RADIANS([.A19]))*2048+2048" office:value-type="float" office:value="2680.86680447989" calcext:value-type="float">
            <text:p>2680,86680447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IN(RADIANS([.A20]))*2048+2048" office:value-type="float" office:value="2714.76358032826" calcext:value-type="float">
            <text:p>2714,76358032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IN(RADIANS([.A21]))*2048+2048" office:value-type="float" office:value="2748.45725353097" calcext:value-type="float">
            <text:p>2748,4572535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IN(RADIANS([.A22]))*2048+2048" office:value-type="float" office:value="2781.93756066877" calcext:value-type="float">
            <text:p>2781,937560668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IN(RADIANS([.A23]))*2048+2048" office:value-type="float" office:value="2815.19430331579" calcext:value-type="float">
            <text:p>2815,19430331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IN(RADIANS([.A24]))*2048+2048" office:value-type="float" office:value="2848.21735114603" calcext:value-type="float">
            <text:p>2848,2173511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IN(RADIANS([.A25]))*2048+2048" office:value-type="float" office:value="2880.99664501924" calcext:value-type="float">
            <text:p>2880,99664501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IN(RADIANS([.A26]))*2048+2048" office:value-type="float" office:value="2913.52220004495" calcext:value-type="float">
            <text:p>2913,5222000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IN(RADIANS([.A27]))*2048+2048" office:value-type="float" office:value="2945.78410862403" calcext:value-type="float">
            <text:p>2945,7841086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IN(RADIANS([.A28]))*2048+2048" office:value-type="float" office:value="2977.77254346659" calcext:value-type="float">
            <text:p>2977,77254346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IN(RADIANS([.A29]))*2048+2048" office:value-type="float" office:value="3009.4777605855" calcext:value-type="float">
            <text:p>3009,47776058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IN(RADIANS([.A30]))*2048+2048" office:value-type="float" office:value="3040.8901022645" calcext:value-type="float">
            <text:p>3040,89010226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IN(RADIANS([.A31]))*2048+2048"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IN(RADIANS([.A32]))*2048+2048" office:value-type="float" office:value="3102.79797741579" calcext:value-type="float">
            <text:p>3102,79797741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IN(RADIANS([.A33]))*2048+2048" office:value-type="float" office:value="3133.2746531496" calcext:value-type="float">
            <text:p>3133,27465314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IN(RADIANS([.A34]))*2048+2048" office:value-type="float" office:value="3163.42074371077" calcext:value-type="float">
            <text:p>3163,42074371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IN(RADIANS([.A35]))*2048+2048" office:value-type="float" office:value="3193.22706630809" calcext:value-type="float">
            <text:p>3193,22706630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IN(RADIANS([.A36]))*2048+2048" office:value-type="float" office:value="3222.68454164694" calcext:value-type="float">
            <text:p>3222,6845416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IN(RADIANS([.A37]))*2048+2048" office:value-type="float" office:value="3251.78419669498" calcext:value-type="float">
            <text:p>3251,7841966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IN(RADIANS([.A38]))*2048+2048" office:value-type="float" office:value="3280.51716741539" calcext:value-type="float">
            <text:p>3280,517167415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IN(RADIANS([.A39]))*2048+2048" office:value-type="float" office:value="3308.87470146695" calcext:value-type="float">
            <text:p>3308,8747014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IN(RADIANS([.A40]))*2048+2048" office:value-type="float" office:value="3336.84816087007" calcext:value-type="float">
            <text:p>3336,84816087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IN(RADIANS([.A41]))*2048+2048" office:value-type="float" office:value="3364.42902463803" calcext:value-type="float">
            <text:p>3364,4290246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IN(RADIANS([.A42]))*2048+2048" office:value-type="float" office:value="3391.60889137256" calcext:value-type="float">
            <text:p>3391,60889137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IN(RADIANS([.A43]))*2048+2048" office:value-type="float" office:value="3418.37948182294" calcext:value-type="float">
            <text:p>3418,3794818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IN(RADIANS([.A44]))*2048+2048" office:value-type="float" office:value="3444.732641408" calcext:value-type="float">
            <text:p>3444,7326414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IN(RADIANS([.A45]))*2048+2048" office:value-type="float" office:value="3470.66034270003" calcext:value-type="float">
            <text:p>3470,66034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IN(RADIANS([.A46]))*2048+2048" office:value-type="float" office:value="3496.15468787005" calcext:value-type="float">
            <text:p>3496,15468787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IN(RADIANS([.A47]))*2048+2048" office:value-type="float" office:value="3521.20791109356" calcext:value-type="float">
            <text:p>3521,20791109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IN(RADIANS([.A48]))*2048+2048" office:value-type="float" office:value="3545.81238091606" calcext:value-type="float">
            <text:p>3545,81238091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IN(RADIANS([.A49]))*2048+2048" office:value-type="float" office:value="3569.9606025777" calcext:value-type="float">
            <text:p>3569,96060257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IN(RADIANS([.A50]))*2048+2048" office:value-type="float" office:value="3593.64522029624" calcext:value-type="float">
            <text:p>3593,64522029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IN(RADIANS([.A51]))*2048+2048" office:value-type="float" office:value="3616.85901950767" calcext:value-type="float">
            <text:p>3616,859019507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IN(RADIANS([.A52]))*2048+2048" office:value-type="float" office:value="3639.59492906388" calcext:value-type="float">
            <text:p>3639,59492906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IN(RADIANS([.A53]))*2048+2048" office:value-type="float" office:value="3661.84602338657" calcext:value-type="float">
            <text:p>3661,846023386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IN(RADIANS([.A54]))*2048+2048" office:value-type="float" office:value="3683.60552457686" calcext:value-type="float">
            <text:p>3683,60552457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SIN(RADIANS([.A55]))*2048+2048" office:value-type="float" office:value="3704.86680447989" calcext:value-type="float">
            <text:p>3704,86680447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SIN(RADIANS([.A56]))*2048+2048" office:value-type="float" office:value="3725.62338670386" calcext:value-type="float">
            <text:p>3725,62338670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IN(RADIANS([.A57]))*2048+2048" office:value-type="float" office:value="3745.86894859273" calcext:value-type="float">
            <text:p>3745,868948592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SIN(RADIANS([.A58]))*2048+2048" office:value-type="float" office:value="3765.59732315223" calcext:value-type="float">
            <text:p>3765,59732315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IN(RADIANS([.A59]))*2048+2048" office:value-type="float" office:value="3784.80250092836" calcext:value-type="float">
            <text:p>3784,80250092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SIN(RADIANS([.A60]))*2048+2048" office:value-type="float" office:value="3803.47863183793" calcext:value-type="float">
            <text:p>3803,47863183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IN(RADIANS([.A61]))*2048+2048" office:value-type="float" office:value="3821.62002695053" calcext:value-type="float">
            <text:p>3821,62002695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IN(RADIANS([.A62]))*2048+2048" office:value-type="float" office:value="3839.22116022148" calcext:value-type="float">
            <text:p>3839,22116022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SIN(RADIANS([.A63]))*2048+2048" office:value-type="float" office:value="3856.27667017508" calcext:value-type="float">
            <text:p>3856,27667017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SIN(RADIANS([.A64]))*2048+2048" office:value-type="float" office:value="3872.78136153778" calcext:value-type="float">
            <text:p>3872,78136153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IN(RADIANS([.A65]))*2048+2048" office:value-type="float" office:value="3888.73020682069" calcext:value-type="float">
            <text:p>3888,73020682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SIN(RADIANS([.A66]))*2048+2048" office:value-type="float" office:value="3904.11834785106" calcext:value-type="float">
            <text:p>3904,11834785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SIN(RADIANS([.A67]))*2048+2048" office:value-type="float" office:value="3918.94109725205" calcext:value-type="float">
            <text:p>3918,94109725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IN(RADIANS([.A68]))*2048+2048" office:value-type="float" office:value="3933.1939398706" calcext:value-type="float">
            <text:p>3933,19393987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SIN(RADIANS([.A69]))*2048+2048" office:value-type="float" office:value="3946.87253415278" calcext:value-type="float">
            <text:p>3946,872534152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SIN(RADIANS([.A70]))*2048+2048" office:value-type="float" office:value="3959.97271346627" calcext:value-type="float">
            <text:p>3959,97271346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IN(RADIANS([.A71]))*2048+2048" office:value-type="float" office:value="3972.49048736954" calcext:value-type="float">
            <text:p>3972,490487369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SIN(RADIANS([.A72]))*2048+2048" office:value-type="float" office:value="3984.4220428274" calcext:value-type="float">
            <text:p>3984,422042827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SIN(RADIANS([.A73]))*2048+2048" office:value-type="float" office:value="3995.76374537247" calcext:value-type="float">
            <text:p>3995,76374537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IN(RADIANS([.A74]))*2048+2048" office:value-type="float" office:value="4006.5121402123" calcext:value-type="float">
            <text:p>4006,51214021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SIN(RADIANS([.A75]))*2048+2048" office:value-type="float" office:value="4016.66395328168" calcext:value-type="float">
            <text:p>4016,66395328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IN(RADIANS([.A76]))*2048+2048" office:value-type="float" office:value="4026.21609224001" calcext:value-type="float">
            <text:p>4026,2160922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SIN(RADIANS([.A77]))*2048+2048" office:value-type="float" office:value="4035.16564741324" calcext:value-type="float">
            <text:p>4035,165647413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SIN(RADIANS([.A78]))*2048+2048" office:value-type="float" office:value="4043.50989268016" calcext:value-type="float">
            <text:p>4043,50989268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SIN(RADIANS([.A79]))*2048+2048" office:value-type="float" office:value="4051.24628630283" calcext:value-type="float">
            <text:p>4051,24628630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SIN(RADIANS([.A80]))*2048+2048" office:value-type="float" office:value="4058.37247170082" calcext:value-type="float">
            <text:p>4058,37247170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SIN(RADIANS([.A81]))*2048+2048" office:value-type="float" office:value="4064.886278169" calcext:value-type="float">
            <text:p>4064,88627816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SIN(RADIANS([.A82]))*2048+2048" office:value-type="float" office:value="4070.78572153884" calcext:value-type="float">
            <text:p>4070,78572153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SIN(RADIANS([.A83]))*2048+2048" office:value-type="float" office:value="4076.06900478274" calcext:value-type="float">
            <text:p>4076,06900478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SIN(RADIANS([.A84]))*2048+2048" office:value-type="float" office:value="4080.73451856143" calcext:value-type="float">
            <text:p>4080,73451856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SIN(RADIANS([.A85]))*2048+2048" office:value-type="float" office:value="4084.78084171422" calcext:value-type="float">
            <text:p>4084,780841714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SIN(RADIANS([.A86]))*2048+2048" office:value-type="float" office:value="4088.2067416919" calcext:value-type="float">
            <text:p>4088,20674169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SIN(RADIANS([.A87]))*2048+2048" office:value-type="float" office:value="4091.01117493212" calcext:value-type="float">
            <text:p>4091,01117493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SIN(RADIANS([.A88]))*2048+2048" office:value-type="float" office:value="4093.19328717737" calcext:value-type="float">
            <text:p>4093,193287177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SIN(RADIANS([.A89]))*2048+2048" office:value-type="float" office:value="4094.75241373511" calcext:value-type="float">
            <text:p>4094,752413735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SIN(RADIANS([.A90]))*2048+2048" office:value-type="float" office:value="4095.68807968029" calcext:value-type="float">
            <text:p>4095,68807968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SIN(RADIANS([.A91]))*2048+2048"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SIN(RADIANS([.A92]))*2048+2048" office:value-type="float" office:value="4095.68807968029" calcext:value-type="float">
            <text:p>4095,688079680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SIN(RADIANS([.A93]))*2048+2048" office:value-type="float" office:value="4094.75241373511" calcext:value-type="float">
            <text:p>4094,752413735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SIN(RADIANS([.A94]))*2048+2048" office:value-type="float" office:value="4093.19328717737" calcext:value-type="float">
            <text:p>4093,193287177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SIN(RADIANS([.A95]))*2048+2048" office:value-type="float" office:value="4091.01117493212" calcext:value-type="float">
            <text:p>4091,01117493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SIN(RADIANS([.A96]))*2048+2048" office:value-type="float" office:value="4088.2067416919" calcext:value-type="float">
            <text:p>4088,20674169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SIN(RADIANS([.A97]))*2048+2048" office:value-type="float" office:value="4084.78084171422" calcext:value-type="float">
            <text:p>4084,780841714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SIN(RADIANS([.A98]))*2048+2048" office:value-type="float" office:value="4080.73451856143" calcext:value-type="float">
            <text:p>4080,734518561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SIN(RADIANS([.A99]))*2048+2048" office:value-type="float" office:value="4076.06900478274" calcext:value-type="float">
            <text:p>4076,06900478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SIN(RADIANS([.A100]))*2048+2048" office:value-type="float" office:value="4070.78572153884" calcext:value-type="float">
            <text:p>4070,78572153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IN(RADIANS([.A101]))*2048+2048" office:value-type="float" office:value="4064.886278169" calcext:value-type="float">
            <text:p>4064,88627816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SIN(RADIANS([.A102]))*2048+2048" office:value-type="float" office:value="4058.37247170082" calcext:value-type="float">
            <text:p>4058,372471700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SIN(RADIANS([.A103]))*2048+2048" office:value-type="float" office:value="4051.24628630283" calcext:value-type="float">
            <text:p>4051,246286302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SIN(RADIANS([.A104]))*2048+2048" office:value-type="float" office:value="4043.50989268016" calcext:value-type="float">
            <text:p>4043,509892680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SIN(RADIANS([.A105]))*2048+2048" office:value-type="float" office:value="4035.16564741324" calcext:value-type="float">
            <text:p>4035,165647413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SIN(RADIANS([.A106]))*2048+2048" office:value-type="float" office:value="4026.21609224001" calcext:value-type="float">
            <text:p>4026,2160922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SIN(RADIANS([.A107]))*2048+2048" office:value-type="float" office:value="4016.66395328168" calcext:value-type="float">
            <text:p>4016,663953281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SIN(RADIANS([.A108]))*2048+2048" office:value-type="float" office:value="4006.5121402123" calcext:value-type="float">
            <text:p>4006,512140212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SIN(RADIANS([.A109]))*2048+2048" office:value-type="float" office:value="3995.76374537247" calcext:value-type="float">
            <text:p>3995,763745372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SIN(RADIANS([.A110]))*2048+2048" office:value-type="float" office:value="3984.4220428274" calcext:value-type="float">
            <text:p>3984,422042827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SIN(RADIANS([.A111]))*2048+2048" office:value-type="float" office:value="3972.49048736954" calcext:value-type="float">
            <text:p>3972,490487369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SIN(RADIANS([.A112]))*2048+2048" office:value-type="float" office:value="3959.97271346627" calcext:value-type="float">
            <text:p>3959,972713466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SIN(RADIANS([.A113]))*2048+2048" office:value-type="float" office:value="3946.87253415278" calcext:value-type="float">
            <text:p>3946,872534152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SIN(RADIANS([.A114]))*2048+2048" office:value-type="float" office:value="3933.1939398706" calcext:value-type="float">
            <text:p>3933,193939870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SIN(RADIANS([.A115]))*2048+2048" office:value-type="float" office:value="3918.94109725205" calcext:value-type="float">
            <text:p>3918,941097252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SIN(RADIANS([.A116]))*2048+2048" office:value-type="float" office:value="3904.11834785106" calcext:value-type="float">
            <text:p>3904,118347851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SIN(RADIANS([.A117]))*2048+2048" office:value-type="float" office:value="3888.73020682069" calcext:value-type="float">
            <text:p>3888,730206820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SIN(RADIANS([.A118]))*2048+2048" office:value-type="float" office:value="3872.78136153778" calcext:value-type="float">
            <text:p>3872,781361537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SIN(RADIANS([.A119]))*2048+2048" office:value-type="float" office:value="3856.27667017508" calcext:value-type="float">
            <text:p>3856,276670175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SIN(RADIANS([.A120]))*2048+2048" office:value-type="float" office:value="3839.22116022148" calcext:value-type="float">
            <text:p>3839,22116022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SIN(RADIANS([.A121]))*2048+2048" office:value-type="float" office:value="3821.62002695053" calcext:value-type="float">
            <text:p>3821,62002695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SIN(RADIANS([.A122]))*2048+2048" office:value-type="float" office:value="3803.47863183793" calcext:value-type="float">
            <text:p>3803,478631837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SIN(RADIANS([.A123]))*2048+2048" office:value-type="float" office:value="3784.80250092836" calcext:value-type="float">
            <text:p>3784,802500928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SIN(RADIANS([.A124]))*2048+2048" office:value-type="float" office:value="3765.59732315223" calcext:value-type="float">
            <text:p>3765,59732315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SIN(RADIANS([.A125]))*2048+2048" office:value-type="float" office:value="3745.86894859273" calcext:value-type="float">
            <text:p>3745,868948592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SIN(RADIANS([.A126]))*2048+2048" office:value-type="float" office:value="3725.62338670385" calcext:value-type="float">
            <text:p>3725,623386703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SIN(RADIANS([.A127]))*2048+2048" office:value-type="float" office:value="3704.86680447989" calcext:value-type="float">
            <text:p>3704,866804479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SIN(RADIANS([.A128]))*2048+2048" office:value-type="float" office:value="3683.60552457686" calcext:value-type="float">
            <text:p>3683,60552457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SIN(RADIANS([.A129]))*2048+2048" office:value-type="float" office:value="3661.84602338657" calcext:value-type="float">
            <text:p>3661,846023386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SIN(RADIANS([.A130]))*2048+2048" office:value-type="float" office:value="3639.59492906388" calcext:value-type="float">
            <text:p>3639,594929063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SIN(RADIANS([.A131]))*2048+2048" office:value-type="float" office:value="3616.85901950767" calcext:value-type="float">
            <text:p>3616,859019507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SIN(RADIANS([.A132]))*2048+2048" office:value-type="float" office:value="3593.64522029624" calcext:value-type="float">
            <text:p>3593,645220296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SIN(RADIANS([.A133]))*2048+2048" office:value-type="float" office:value="3569.9606025777" calcext:value-type="float">
            <text:p>3569,960602577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SIN(RADIANS([.A134]))*2048+2048" office:value-type="float" office:value="3545.81238091606" calcext:value-type="float">
            <text:p>3545,812380916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SIN(RADIANS([.A135]))*2048+2048" office:value-type="float" office:value="3521.20791109356" calcext:value-type="float">
            <text:p>3521,207911093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SIN(RADIANS([.A136]))*2048+2048" office:value-type="float" office:value="3496.15468787005" calcext:value-type="float">
            <text:p>3496,15468787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SIN(RADIANS([.A137]))*2048+2048" office:value-type="float" office:value="3470.66034270003" calcext:value-type="float">
            <text:p>3470,660342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SIN(RADIANS([.A138]))*2048+2048" office:value-type="float" office:value="3444.732641408" calcext:value-type="float">
            <text:p>3444,73264140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SIN(RADIANS([.A139]))*2048+2048" office:value-type="float" office:value="3418.37948182294" calcext:value-type="float">
            <text:p>3418,37948182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SIN(RADIANS([.A140]))*2048+2048" office:value-type="float" office:value="3391.60889137256" calcext:value-type="float">
            <text:p>3391,608891372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SIN(RADIANS([.A141]))*2048+2048" office:value-type="float" office:value="3364.42902463803" calcext:value-type="float">
            <text:p>3364,4290246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SIN(RADIANS([.A142]))*2048+2048" office:value-type="float" office:value="3336.84816087007" calcext:value-type="float">
            <text:p>3336,84816087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SIN(RADIANS([.A143]))*2048+2048" office:value-type="float" office:value="3308.87470146695" calcext:value-type="float">
            <text:p>3308,87470146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SIN(RADIANS([.A144]))*2048+2048" office:value-type="float" office:value="3280.51716741539" calcext:value-type="float">
            <text:p>3280,517167415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SIN(RADIANS([.A145]))*2048+2048" office:value-type="float" office:value="3251.78419669499" calcext:value-type="float">
            <text:p>3251,78419669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SIN(RADIANS([.A146]))*2048+2048" office:value-type="float" office:value="3222.68454164694" calcext:value-type="float">
            <text:p>3222,6845416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SIN(RADIANS([.A147]))*2048+2048" office:value-type="float" office:value="3193.22706630809" calcext:value-type="float">
            <text:p>3193,227066308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SIN(RADIANS([.A148]))*2048+2048" office:value-type="float" office:value="3163.42074371078" calcext:value-type="float">
            <text:p>3163,420743710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SIN(RADIANS([.A149]))*2048+2048" office:value-type="float" office:value="3133.2746531496" calcext:value-type="float">
            <text:p>3133,274653149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SIN(RADIANS([.A150]))*2048+2048" office:value-type="float" office:value="3102.79797741579" calcext:value-type="float">
            <text:p>3102,79797741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SIN(RADIANS([.A151]))*2048+2048"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SIN(RADIANS([.A152]))*2048+2048" office:value-type="float" office:value="3040.8901022645" calcext:value-type="float">
            <text:p>3040,890102264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SIN(RADIANS([.A153]))*2048+2048" office:value-type="float" office:value="3009.4777605855" calcext:value-type="float">
            <text:p>3009,477760585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SIN(RADIANS([.A154]))*2048+2048" office:value-type="float" office:value="2977.77254346659" calcext:value-type="float">
            <text:p>2977,772543466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SIN(RADIANS([.A155]))*2048+2048" office:value-type="float" office:value="2945.78410862403" calcext:value-type="float">
            <text:p>2945,7841086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SIN(RADIANS([.A156]))*2048+2048" office:value-type="float" office:value="2913.52220004495" calcext:value-type="float">
            <text:p>2913,52220004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SIN(RADIANS([.A157]))*2048+2048" office:value-type="float" office:value="2880.99664501924" calcext:value-type="float">
            <text:p>2880,996645019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SIN(RADIANS([.A158]))*2048+2048" office:value-type="float" office:value="2848.21735114603" calcext:value-type="float">
            <text:p>2848,21735114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SIN(RADIANS([.A159]))*2048+2048" office:value-type="float" office:value="2815.19430331579" calcext:value-type="float">
            <text:p>2815,1943033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SIN(RADIANS([.A160]))*2048+2048" office:value-type="float" office:value="2781.93756066877" calcext:value-type="float">
            <text:p>2781,937560668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SIN(RADIANS([.A161]))*2048+2048" office:value-type="float" office:value="2748.45725353097" calcext:value-type="float">
            <text:p>2748,45725353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SIN(RADIANS([.A162]))*2048+2048" office:value-type="float" office:value="2714.76358032826" calcext:value-type="float">
            <text:p>2714,763580328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SIN(RADIANS([.A163]))*2048+2048" office:value-type="float" office:value="2680.86680447989" calcext:value-type="float">
            <text:p>2680,866804479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SIN(RADIANS([.A164]))*2048+2048" office:value-type="float" office:value="2646.77725127216" calcext:value-type="float">
            <text:p>2646,777251272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SIN(RADIANS([.A165]))*2048+2048" office:value-type="float" office:value="2612.50530471321" calcext:value-type="float">
            <text:p>2612,505304713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SIN(RADIANS([.A166]))*2048+2048" office:value-type="float" office:value="2578.06140436996" calcext:value-type="float">
            <text:p>2578,0614043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SIN(RADIANS([.A167]))*2048+2048" office:value-type="float" office:value="2543.45604218812" calcext:value-type="float">
            <text:p>2543,456042188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SIN(RADIANS([.A168]))*2048+2048" office:value-type="float" office:value="2508.69975929624" calcext:value-type="float">
            <text:p>2508,699759296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SIN(RADIANS([.A169]))*2048+2048" office:value-type="float" office:value="2473.80314279477" calcext:value-type="float">
            <text:p>2473,803142794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SIN(RADIANS([.A170]))*2048+2048" office:value-type="float" office:value="2438.77682253116" calcext:value-type="float">
            <text:p>2438,776822531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SIN(RADIANS([.A171]))*2048+2048" office:value-type="float" office:value="2403.63146786187" calcext:value-type="float">
            <text:p>2403,63146786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SIN(RADIANS([.A172]))*2048+2048" office:value-type="float" office:value="2368.37778440239" calcext:value-type="float">
            <text:p>2368,377784402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SIN(RADIANS([.A173]))*2048+2048" office:value-type="float" office:value="2333.02651076621" calcext:value-type="float">
            <text:p>2333,026510766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SIN(RADIANS([.A174]))*2048+2048" office:value-type="float" office:value="2297.58841529374" calcext:value-type="float">
            <text:p>2297,588415293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SIN(RADIANS([.A175]))*2048+2048" office:value-type="float" office:value="2262.07429277215" calcext:value-type="float">
            <text:p>2262,074292772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SIN(RADIANS([.A176]))*2048+2048" office:value-type="float" office:value="2226.4949611472" calcext:value-type="float">
            <text:p>2226,494961147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SIN(RADIANS([.A177]))*2048+2048" office:value-type="float" office:value="2190.86125822797" calcext:value-type="float">
            <text:p>2190,86125822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SIN(RADIANS([.A178]))*2048+2048" office:value-type="float" office:value="2155.18403838555" calcext:value-type="float">
            <text:p>2155,184038385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SIN(RADIANS([.A179]))*2048+2048" office:value-type="float" office:value="2119.47416924672" calcext:value-type="float">
            <text:p>2119,474169246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SIN(RADIANS([.A180]))*2048+2048" office:value-type="float" office:value="2083.74252838356" calcext:value-type="float">
            <text:p>2083,74252838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SIN(RADIANS([.A181]))*2048+2048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SIN(RADIANS([.A182]))*2048+2048" office:value-type="float" office:value="2012.25747161644" calcext:value-type="float">
            <text:p>2012,257471616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SIN(RADIANS([.A183]))*2048+2048" office:value-type="float" office:value="1976.52583075328" calcext:value-type="float">
            <text:p>1976,525830753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SIN(RADIANS([.A184]))*2048+2048" office:value-type="float" office:value="1940.81596161445" calcext:value-type="float">
            <text:p>1940,815961614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SIN(RADIANS([.A185]))*2048+2048" office:value-type="float" office:value="1905.13874177203" calcext:value-type="float">
            <text:p>1905,13874177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SIN(RADIANS([.A186]))*2048+2048" office:value-type="float" office:value="1869.5050388528" calcext:value-type="float">
            <text:p>1869,505038852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SIN(RADIANS([.A187]))*2048+2048" office:value-type="float" office:value="1833.92570722785" calcext:value-type="float">
            <text:p>1833,925707227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SIN(RADIANS([.A188]))*2048+2048" office:value-type="float" office:value="1798.41158470626" calcext:value-type="float">
            <text:p>1798,411584706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SIN(RADIANS([.A189]))*2048+2048" office:value-type="float" office:value="1762.97348923379" calcext:value-type="float">
            <text:p>1762,973489233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SIN(RADIANS([.A190]))*2048+2048" office:value-type="float" office:value="1727.62221559761" calcext:value-type="float">
            <text:p>1727,622215597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SIN(RADIANS([.A191]))*2048+2048" office:value-type="float" office:value="1692.36853213813" calcext:value-type="float">
            <text:p>1692,368532138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SIN(RADIANS([.A192]))*2048+2048" office:value-type="float" office:value="1657.22317746884" calcext:value-type="float">
            <text:p>1657,223177468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SIN(RADIANS([.A193]))*2048+2048" office:value-type="float" office:value="1622.19685720523" calcext:value-type="float">
            <text:p>1622,196857205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SIN(RADIANS([.A194]))*2048+2048" office:value-type="float" office:value="1587.30024070376" calcext:value-type="float">
            <text:p>1587,300240703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SIN(RADIANS([.A195]))*2048+2048" office:value-type="float" office:value="1552.54395781188" calcext:value-type="float">
            <text:p>1552,543957811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SIN(RADIANS([.A196]))*2048+2048" office:value-type="float" office:value="1517.93859563004" calcext:value-type="float">
            <text:p>1517,9385956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SIN(RADIANS([.A197]))*2048+2048" office:value-type="float" office:value="1483.49469528679" calcext:value-type="float">
            <text:p>1483,494695286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SIN(RADIANS([.A198]))*2048+2048" office:value-type="float" office:value="1449.22274872784" calcext:value-type="float">
            <text:p>1449,222748727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SIN(RADIANS([.A199]))*2048+2048" office:value-type="float" office:value="1415.13319552011" calcext:value-type="float">
            <text:p>1415,13319552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SIN(RADIANS([.A200]))*2048+2048" office:value-type="float" office:value="1381.23641967174" calcext:value-type="float">
            <text:p>1381,23641967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SIN(RADIANS([.A201]))*2048+2048" office:value-type="float" office:value="1347.54274646903" calcext:value-type="float">
            <text:p>1347,54274646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SIN(RADIANS([.A202]))*2048+2048" office:value-type="float" office:value="1314.06243933122" calcext:value-type="float">
            <text:p>1314,062439331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SIN(RADIANS([.A203]))*2048+2048" office:value-type="float" office:value="1280.80569668421" calcext:value-type="float">
            <text:p>1280,805696684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SIN(RADIANS([.A204]))*2048+2048" office:value-type="float" office:value="1247.78264885397" calcext:value-type="float">
            <text:p>1247,78264885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SIN(RADIANS([.A205]))*2048+2048" office:value-type="float" office:value="1215.00335498076" calcext:value-type="float">
            <text:p>1215,003354980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SIN(RADIANS([.A206]))*2048+2048" office:value-type="float" office:value="1182.47779995505" calcext:value-type="float">
            <text:p>1182,477799955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SIN(RADIANS([.A207]))*2048+2048" office:value-type="float" office:value="1150.21589137597" calcext:value-type="float">
            <text:p>1150,21589137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SIN(RADIANS([.A208]))*2048+2048" office:value-type="float" office:value="1118.22745653341" calcext:value-type="float">
            <text:p>1118,227456533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SIN(RADIANS([.A209]))*2048+2048" office:value-type="float" office:value="1086.5222394145" calcext:value-type="float">
            <text:p>1086,522239414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SIN(RADIANS([.A210]))*2048+2048" office:value-type="float" office:value="1055.1098977355" calcext:value-type="float">
            <text:p>1055,109897735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SIN(RADIANS([.A211]))*2048+2048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SIN(RADIANS([.A212]))*2048+2048" office:value-type="float" office:value="993.202022584209" calcext:value-type="float">
            <text:p>993,202022584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SIN(RADIANS([.A213]))*2048+2048" office:value-type="float" office:value="962.725346850397" calcext:value-type="float">
            <text:p>962,725346850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SIN(RADIANS([.A214]))*2048+2048" office:value-type="float" office:value="932.579256289225" calcext:value-type="float">
            <text:p>932,579256289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SIN(RADIANS([.A215]))*2048+2048" office:value-type="float" office:value="902.772933691911" calcext:value-type="float">
            <text:p>902,772933691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SIN(RADIANS([.A216]))*2048+2048" office:value-type="float" office:value="873.315458353057" calcext:value-type="float">
            <text:p>873,315458353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SIN(RADIANS([.A217]))*2048+2048" office:value-type="float" office:value="844.215803305015" calcext:value-type="float">
            <text:p>844,21580330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SIN(RADIANS([.A218]))*2048+2048" office:value-type="float" office:value="815.482832584605" calcext:value-type="float">
            <text:p>815,482832584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SIN(RADIANS([.A219]))*2048+2048" office:value-type="float" office:value="787.125298533052" calcext:value-type="float">
            <text:p>787,125298533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SIN(RADIANS([.A220]))*2048+2048" office:value-type="float" office:value="759.151839129933" calcext:value-type="float">
            <text:p>759,151839129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SIN(RADIANS([.A221]))*2048+2048" office:value-type="float" office:value="731.570975361968" calcext:value-type="float">
            <text:p>731,57097536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SIN(RADIANS([.A222]))*2048+2048" office:value-type="float" office:value="704.391108627442" calcext:value-type="float">
            <text:p>704,391108627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SIN(RADIANS([.A223]))*2048+2048" office:value-type="float" office:value="677.620518177058" calcext:value-type="float">
            <text:p>677,620518177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SIN(RADIANS([.A224]))*2048+2048" office:value-type="float" office:value="651.267358592003" calcext:value-type="float">
            <text:p>651,26735859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SIN(RADIANS([.A225]))*2048+2048" office:value-type="float" office:value="625.339657299973" calcext:value-type="float">
            <text:p>625,339657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SIN(RADIANS([.A226]))*2048+2048" office:value-type="float" office:value="599.845312129951" calcext:value-type="float">
            <text:p>599,8453121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SIN(RADIANS([.A227]))*2048+2048" office:value-type="float" office:value="574.792088906442" calcext:value-type="float">
            <text:p>574,792088906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SIN(RADIANS([.A228]))*2048+2048" office:value-type="float" office:value="550.187619083939" calcext:value-type="float">
            <text:p>550,187619083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SIN(RADIANS([.A229]))*2048+2048" office:value-type="float" office:value="526.039397422296" calcext:value-type="float">
            <text:p>526,039397422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SIN(RADIANS([.A230]))*2048+2048" office:value-type="float" office:value="502.354779703763" calcext:value-type="float">
            <text:p>502,354779703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SIN(RADIANS([.A231]))*2048+2048" office:value-type="float" office:value="479.140980492333" calcext:value-type="float">
            <text:p>479,140980492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SIN(RADIANS([.A232]))*2048+2048" office:value-type="float" office:value="456.405070936124" calcext:value-type="float">
            <text:p>456,405070936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SIN(RADIANS([.A233]))*2048+2048" office:value-type="float" office:value="434.153976613433" calcext:value-type="float">
            <text:p>434,153976613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SIN(RADIANS([.A234]))*2048+2048" office:value-type="float" office:value="412.394475423144" calcext:value-type="float">
            <text:p>412,394475423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SIN(RADIANS([.A235]))*2048+2048" office:value-type="float" office:value="391.133195520108" calcext:value-type="float">
            <text:p>391,133195520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SIN(RADIANS([.A236]))*2048+2048" office:value-type="float" office:value="370.376613296145" calcext:value-type="float">
            <text:p>370,376613296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SIN(RADIANS([.A237]))*2048+2048" office:value-type="float" office:value="350.131051407274" calcext:value-type="float">
            <text:p>350,131051407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SIN(RADIANS([.A238]))*2048+2048" office:value-type="float" office:value="330.402676847772" calcext:value-type="float">
            <text:p>330,402676847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SIN(RADIANS([.A239]))*2048+2048" office:value-type="float" office:value="311.19749907164" calcext:value-type="float">
            <text:p>311,197499071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SIN(RADIANS([.A240]))*2048+2048" office:value-type="float" office:value="292.521368162074" calcext:value-type="float">
            <text:p>292,521368162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SIN(RADIANS([.A241]))*2048+2048" office:value-type="float" office:value="274.37997304947" calcext:value-type="float">
            <text:p>274,379973049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SIN(RADIANS([.A242]))*2048+2048" office:value-type="float" office:value="256.778839778517" calcext:value-type="float">
            <text:p>256,778839778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SIN(RADIANS([.A243]))*2048+2048" office:value-type="float" office:value="239.723329824917" calcext:value-type="float">
            <text:p>239,723329824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SIN(RADIANS([.A244]))*2048+2048" office:value-type="float" office:value="223.218638462223" calcext:value-type="float">
            <text:p>223,218638462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SIN(RADIANS([.A245]))*2048+2048" office:value-type="float" office:value="207.269793179306" calcext:value-type="float">
            <text:p>207,269793179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SIN(RADIANS([.A246]))*2048+2048" office:value-type="float" office:value="191.881652148941" calcext:value-type="float">
            <text:p>191,881652148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SIN(RADIANS([.A247]))*2048+2048" office:value-type="float" office:value="177.058902747953" calcext:value-type="float">
            <text:p>177,05890274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SIN(RADIANS([.A248]))*2048+2048" office:value-type="float" office:value="162.806060129402" calcext:value-type="float">
            <text:p>162,806060129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SIN(RADIANS([.A249]))*2048+2048" office:value-type="float" office:value="149.12746584722" calcext:value-type="float">
            <text:p>149,127465847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SIN(RADIANS([.A250]))*2048+2048" office:value-type="float" office:value="136.027286533731" calcext:value-type="float">
            <text:p>136,027286533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SIN(RADIANS([.A251]))*2048+2048" office:value-type="float" office:value="123.50951263046" calcext:value-type="float">
            <text:p>123,509512630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SIN(RADIANS([.A252]))*2048+2048" office:value-type="float" office:value="111.577957172599" calcext:value-type="float">
            <text:p>111,577957172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SIN(RADIANS([.A253]))*2048+2048" office:value-type="float" office:value="100.236254627526" calcext:value-type="float">
            <text:p>100,236254627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SIN(RADIANS([.A254]))*2048+2048" office:value-type="float" office:value="89.4878597877037" calcext:value-type="float">
            <text:p>89,487859787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SIN(RADIANS([.A255]))*2048+2048" office:value-type="float" office:value="79.3360467183227" calcext:value-type="float">
            <text:p>79,336046718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IN(RADIANS([.A256]))*2048+2048" office:value-type="float" office:value="69.7839077599881" calcext:value-type="float">
            <text:p>69,7839077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SIN(RADIANS([.A257]))*2048+2048" office:value-type="float" office:value="60.8343525867592" calcext:value-type="float">
            <text:p>60,834352586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SIN(RADIANS([.A258]))*2048+2048" office:value-type="float" office:value="52.4901073198384" calcext:value-type="float">
            <text:p>52,490107319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SIN(RADIANS([.A259]))*2048+2048" office:value-type="float" office:value="44.7537136971662" calcext:value-type="float">
            <text:p>44,753713697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SIN(RADIANS([.A260]))*2048+2048" office:value-type="float" office:value="37.6275282991842" calcext:value-type="float">
            <text:p>37,627528299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SIN(RADIANS([.A261]))*2048+2048" office:value-type="float" office:value="31.113721830998" calcext:value-type="float">
            <text:p>31,11372183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SIN(RADIANS([.A262]))*2048+2048" office:value-type="float" office:value="25.2142784611581" calcext:value-type="float">
            <text:p>25,214278461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SIN(RADIANS([.A263]))*2048+2048" office:value-type="float" office:value="19.9309952172641" calcext:value-type="float">
            <text:p>19,930995217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SIN(RADIANS([.A264]))*2048+2048" office:value-type="float" office:value="15.2654814385724" calcext:value-type="float">
            <text:p>15,265481438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SIN(RADIANS([.A265]))*2048+2048" office:value-type="float" office:value="11.2191582857761" calcext:value-type="float">
            <text:p>11,219158285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SIN(RADIANS([.A266]))*2048+2048" office:value-type="float" office:value="7.79325830810512" calcext:value-type="float">
            <text:p>7,793258308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SIN(RADIANS([.A267]))*2048+2048" office:value-type="float" office:value="4.98882506788004" calcext:value-type="float">
            <text:p>4,988825067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SIN(RADIANS([.A268]))*2048+2048" office:value-type="float" office:value="2.80671282263279" calcext:value-type="float">
            <text:p>2,806712822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SIN(RADIANS([.A269]))*2048+2048" office:value-type="float" office:value="1.24758626489188" calcext:value-type="float">
            <text:p>1,247586264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SIN(RADIANS([.A270]))*2048+2048" office:value-type="float" office:value="0.31192031971068" calcext:value-type="float">
            <text:p>0,311920319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SIN(RADIANS([.A271]))*2048+20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SIN(RADIANS([.A272]))*2048+2048" office:value-type="float" office:value="0.31192031971068" calcext:value-type="float">
            <text:p>0,311920319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SIN(RADIANS([.A273]))*2048+2048" office:value-type="float" office:value="1.24758626489188" calcext:value-type="float">
            <text:p>1,247586264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SIN(RADIANS([.A274]))*2048+2048" office:value-type="float" office:value="2.80671282263279" calcext:value-type="float">
            <text:p>2,806712822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SIN(RADIANS([.A275]))*2048+2048" office:value-type="float" office:value="4.98882506787982" calcext:value-type="float">
            <text:p>4,988825067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SIN(RADIANS([.A276]))*2048+2048" office:value-type="float" office:value="7.79325830810512" calcext:value-type="float">
            <text:p>7,793258308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SIN(RADIANS([.A277]))*2048+2048" office:value-type="float" office:value="11.2191582857761" calcext:value-type="float">
            <text:p>11,219158285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SIN(RADIANS([.A278]))*2048+2048" office:value-type="float" office:value="15.2654814385726" calcext:value-type="float">
            <text:p>15,265481438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SIN(RADIANS([.A279]))*2048+2048" office:value-type="float" office:value="19.9309952172639" calcext:value-type="float">
            <text:p>19,930995217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SIN(RADIANS([.A280]))*2048+2048" office:value-type="float" office:value="25.2142784611578" calcext:value-type="float">
            <text:p>25,214278461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SIN(RADIANS([.A281]))*2048+2048" office:value-type="float" office:value="31.1137218309977" calcext:value-type="float">
            <text:p>31,11372183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SIN(RADIANS([.A282]))*2048+2048" office:value-type="float" office:value="37.6275282991844" calcext:value-type="float">
            <text:p>37,627528299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SIN(RADIANS([.A283]))*2048+2048" office:value-type="float" office:value="44.7537136971662" calcext:value-type="float">
            <text:p>44,753713697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SIN(RADIANS([.A284]))*2048+2048" office:value-type="float" office:value="52.4901073198382" calcext:value-type="float">
            <text:p>52,490107319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SIN(RADIANS([.A285]))*2048+2048" office:value-type="float" office:value="60.834352586759" calcext:value-type="float">
            <text:p>60,834352586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SIN(RADIANS([.A286]))*2048+2048" office:value-type="float" office:value="69.7839077599879" calcext:value-type="float">
            <text:p>69,7839077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SIN(RADIANS([.A287]))*2048+2048" office:value-type="float" office:value="79.3360467183231" calcext:value-type="float">
            <text:p>79,336046718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SIN(RADIANS([.A288]))*2048+2048" office:value-type="float" office:value="89.4878597877034" calcext:value-type="float">
            <text:p>89,487859787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SIN(RADIANS([.A289]))*2048+2048" office:value-type="float" office:value="100.236254627525" calcext:value-type="float">
            <text:p>100,236254627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SIN(RADIANS([.A290]))*2048+2048" office:value-type="float" office:value="111.577957172599" calcext:value-type="float">
            <text:p>111,577957172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SIN(RADIANS([.A291]))*2048+2048" office:value-type="float" office:value="123.50951263046" calcext:value-type="float">
            <text:p>123,509512630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SIN(RADIANS([.A292]))*2048+2048" office:value-type="float" office:value="136.027286533731" calcext:value-type="float">
            <text:p>136,027286533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SIN(RADIANS([.A293]))*2048+2048" office:value-type="float" office:value="149.127465847219" calcext:value-type="float">
            <text:p>149,127465847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SIN(RADIANS([.A294]))*2048+2048" office:value-type="float" office:value="162.806060129402" calcext:value-type="float">
            <text:p>162,806060129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SIN(RADIANS([.A295]))*2048+2048" office:value-type="float" office:value="177.058902747953" calcext:value-type="float">
            <text:p>177,05890274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SIN(RADIANS([.A296]))*2048+2048" office:value-type="float" office:value="191.881652148941" calcext:value-type="float">
            <text:p>191,881652148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SIN(RADIANS([.A297]))*2048+2048" office:value-type="float" office:value="207.269793179306" calcext:value-type="float">
            <text:p>207,269793179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SIN(RADIANS([.A298]))*2048+2048" office:value-type="float" office:value="223.218638462223" calcext:value-type="float">
            <text:p>223,218638462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SIN(RADIANS([.A299]))*2048+2048" office:value-type="float" office:value="239.723329824917" calcext:value-type="float">
            <text:p>239,723329824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SIN(RADIANS([.A300]))*2048+2048" office:value-type="float" office:value="256.778839778518" calcext:value-type="float">
            <text:p>256,77883977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SIN(RADIANS([.A301]))*2048+2048" office:value-type="float" office:value="274.37997304947" calcext:value-type="float">
            <text:p>274,379973049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SIN(RADIANS([.A302]))*2048+2048" office:value-type="float" office:value="292.521368162074" calcext:value-type="float">
            <text:p>292,521368162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SIN(RADIANS([.A303]))*2048+2048" office:value-type="float" office:value="311.197499071639" calcext:value-type="float">
            <text:p>311,197499071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SIN(RADIANS([.A304]))*2048+2048" office:value-type="float" office:value="330.402676847771" calcext:value-type="float">
            <text:p>330,402676847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SIN(RADIANS([.A305]))*2048+2048" office:value-type="float" office:value="350.131051407275" calcext:value-type="float">
            <text:p>350,131051407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SIN(RADIANS([.A306]))*2048+2048" office:value-type="float" office:value="370.376613296145" calcext:value-type="float">
            <text:p>370,376613296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SIN(RADIANS([.A307]))*2048+2048" office:value-type="float" office:value="391.133195520107" calcext:value-type="float">
            <text:p>391,13319552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SIN(RADIANS([.A308]))*2048+2048" office:value-type="float" office:value="412.394475423144" calcext:value-type="float">
            <text:p>412,394475423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SIN(RADIANS([.A309]))*2048+2048" office:value-type="float" office:value="434.153976613434" calcext:value-type="float">
            <text:p>434,153976613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SIN(RADIANS([.A310]))*2048+2048" office:value-type="float" office:value="456.405070936124" calcext:value-type="float">
            <text:p>456,405070936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SIN(RADIANS([.A311]))*2048+2048" office:value-type="float" office:value="479.140980492333" calcext:value-type="float">
            <text:p>479,140980492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SIN(RADIANS([.A312]))*2048+2048" office:value-type="float" office:value="502.354779703763" calcext:value-type="float">
            <text:p>502,354779703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SIN(RADIANS([.A313]))*2048+2048" office:value-type="float" office:value="526.039397422296" calcext:value-type="float">
            <text:p>526,039397422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SIN(RADIANS([.A314]))*2048+2048" office:value-type="float" office:value="550.187619083939" calcext:value-type="float">
            <text:p>550,187619083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SIN(RADIANS([.A315]))*2048+2048" office:value-type="float" office:value="574.792088906442" calcext:value-type="float">
            <text:p>574,792088906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SIN(RADIANS([.A316]))*2048+2048" office:value-type="float" office:value="599.84531212995" calcext:value-type="float">
            <text:p>599,8453121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SIN(RADIANS([.A317]))*2048+2048" office:value-type="float" office:value="625.339657299973" calcext:value-type="float">
            <text:p>625,339657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SIN(RADIANS([.A318]))*2048+2048" office:value-type="float" office:value="651.267358592004" calcext:value-type="float">
            <text:p>651,26735859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SIN(RADIANS([.A319]))*2048+2048" office:value-type="float" office:value="677.620518177059" calcext:value-type="float">
            <text:p>677,620518177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SIN(RADIANS([.A320]))*2048+2048" office:value-type="float" office:value="704.391108627441" calcext:value-type="float">
            <text:p>704,391108627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SIN(RADIANS([.A321]))*2048+2048" office:value-type="float" office:value="731.570975361967" calcext:value-type="float">
            <text:p>731,57097536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SIN(RADIANS([.A322]))*2048+2048" office:value-type="float" office:value="759.151839129932" calcext:value-type="float">
            <text:p>759,151839129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SIN(RADIANS([.A323]))*2048+2048" office:value-type="float" office:value="787.125298533052" calcext:value-type="float">
            <text:p>787,125298533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SIN(RADIANS([.A324]))*2048+2048" office:value-type="float" office:value="815.482832584605" calcext:value-type="float">
            <text:p>815,482832584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SIN(RADIANS([.A325]))*2048+2048" office:value-type="float" office:value="844.215803305015" calcext:value-type="float">
            <text:p>844,21580330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SIN(RADIANS([.A326]))*2048+2048" office:value-type="float" office:value="873.315458353057" calcext:value-type="float">
            <text:p>873,315458353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SIN(RADIANS([.A327]))*2048+2048" office:value-type="float" office:value="902.772933691911" calcext:value-type="float">
            <text:p>902,772933691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SIN(RADIANS([.A328]))*2048+2048" office:value-type="float" office:value="932.579256289225" calcext:value-type="float">
            <text:p>932,579256289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SIN(RADIANS([.A329]))*2048+2048" office:value-type="float" office:value="962.725346850396" calcext:value-type="float">
            <text:p>962,725346850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SIN(RADIANS([.A330]))*2048+2048" office:value-type="float" office:value="993.202022584208" calcext:value-type="float">
            <text:p>993,202022584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SIN(RADIANS([.A331]))*2048+2048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SIN(RADIANS([.A332]))*2048+2048" office:value-type="float" office:value="1055.1098977355" calcext:value-type="float">
            <text:p>1055,109897735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SIN(RADIANS([.A333]))*2048+2048" office:value-type="float" office:value="1086.5222394145" calcext:value-type="float">
            <text:p>1086,522239414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SIN(RADIANS([.A334]))*2048+2048" office:value-type="float" office:value="1118.22745653341" calcext:value-type="float">
            <text:p>1118,227456533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SIN(RADIANS([.A335]))*2048+2048" office:value-type="float" office:value="1150.21589137597" calcext:value-type="float">
            <text:p>1150,21589137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SIN(RADIANS([.A336]))*2048+2048" office:value-type="float" office:value="1182.47779995505" calcext:value-type="float">
            <text:p>1182,477799955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SIN(RADIANS([.A337]))*2048+2048" office:value-type="float" office:value="1215.00335498076" calcext:value-type="float">
            <text:p>1215,003354980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SIN(RADIANS([.A338]))*2048+2048" office:value-type="float" office:value="1247.78264885397" calcext:value-type="float">
            <text:p>1247,78264885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SIN(RADIANS([.A339]))*2048+2048" office:value-type="float" office:value="1280.80569668421" calcext:value-type="float">
            <text:p>1280,805696684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SIN(RADIANS([.A340]))*2048+2048" office:value-type="float" office:value="1314.06243933122" calcext:value-type="float">
            <text:p>1314,062439331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SIN(RADIANS([.A341]))*2048+2048" office:value-type="float" office:value="1347.54274646903" calcext:value-type="float">
            <text:p>1347,54274646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SIN(RADIANS([.A342]))*2048+2048" office:value-type="float" office:value="1381.23641967174" calcext:value-type="float">
            <text:p>1381,236419671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SIN(RADIANS([.A343]))*2048+2048" office:value-type="float" office:value="1415.13319552011" calcext:value-type="float">
            <text:p>1415,133195520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SIN(RADIANS([.A344]))*2048+2048" office:value-type="float" office:value="1449.22274872783" calcext:value-type="float">
            <text:p>1449,222748727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SIN(RADIANS([.A345]))*2048+2048" office:value-type="float" office:value="1483.49469528679" calcext:value-type="float">
            <text:p>1483,494695286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SIN(RADIANS([.A346]))*2048+2048" office:value-type="float" office:value="1517.93859563004" calcext:value-type="float">
            <text:p>1517,9385956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SIN(RADIANS([.A347]))*2048+2048" office:value-type="float" office:value="1552.54395781188" calcext:value-type="float">
            <text:p>1552,543957811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SIN(RADIANS([.A348]))*2048+2048" office:value-type="float" office:value="1587.30024070376" calcext:value-type="float">
            <text:p>1587,300240703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SIN(RADIANS([.A349]))*2048+2048" office:value-type="float" office:value="1622.19685720523" calcext:value-type="float">
            <text:p>1622,196857205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SIN(RADIANS([.A350]))*2048+2048" office:value-type="float" office:value="1657.22317746884" calcext:value-type="float">
            <text:p>1657,223177468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SIN(RADIANS([.A351]))*2048+2048" office:value-type="float" office:value="1692.36853213813" calcext:value-type="float">
            <text:p>1692,368532138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SIN(RADIANS([.A352]))*2048+2048" office:value-type="float" office:value="1727.62221559761" calcext:value-type="float">
            <text:p>1727,622215597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SIN(RADIANS([.A353]))*2048+2048" office:value-type="float" office:value="1762.97348923379" calcext:value-type="float">
            <text:p>1762,973489233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SIN(RADIANS([.A354]))*2048+2048" office:value-type="float" office:value="1798.41158470626" calcext:value-type="float">
            <text:p>1798,411584706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SIN(RADIANS([.A355]))*2048+2048" office:value-type="float" office:value="1833.92570722785" calcext:value-type="float">
            <text:p>1833,925707227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SIN(RADIANS([.A356]))*2048+2048" office:value-type="float" office:value="1869.5050388528" calcext:value-type="float">
            <text:p>1869,505038852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SIN(RADIANS([.A357]))*2048+2048" office:value-type="float" office:value="1905.13874177203" calcext:value-type="float">
            <text:p>1905,13874177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SIN(RADIANS([.A358]))*2048+2048" office:value-type="float" office:value="1940.81596161445" calcext:value-type="float">
            <text:p>1940,815961614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SIN(RADIANS([.A359]))*2048+2048" office:value-type="float" office:value="1976.52583075328" calcext:value-type="float">
            <text:p>1976,525830753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SIN(RADIANS([.A360]))*2048+2048" office:value-type="float" office:value="2012.25747161644" calcext:value-type="float">
            <text:p>2012,25747161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6T15:35:18.741710435</meta:creation-date>
    <dc:date>2021-08-06T15:40:45.605390604</dc:date>
    <meta:editing-duration>PT5M29S</meta:editing-duration>
    <meta:editing-cycles>1</meta:editing-cycles>
    <meta:document-statistic meta:table-count="1" meta:cell-count="720" meta:object-count="0"/>
    <meta:generator>LibreOffice/5.1.6.2$Linux_X86_64 LibreOffice_project/10m0$Build-2</meta:generator>
  </office:meta>
</office:document-meta>
</file>